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Data Filters: How To Trigger Code Based On Tweet Data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Y</meta:initial-creator>
    <meta:creation-date>2013-05-15T08:40:41.74</meta:creation-date>
    <meta:document-statistic meta:table-count="0" meta:image-count="0" meta:object-count="0" meta:page-count="1" meta:paragraph-count="1" meta:word-count="11" meta:character-count="62"/>
    <dc:date>2013-05-15T08:44:53.11</dc:date>
    <dc:creator>X Y</dc:creator>
    <meta:editing-duration>PT4M11S</meta:editing-duration>
    <meta:editing-cycles>1</meta:editing-cycles>
    <meta:generator>OpenOffice.org/3.4.1$Win32 OpenOffice.org_project/341m1$Build-9593</meta:generator>
  </office:meta>
</office:document-meta>
</file>